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6.604cm" dr3d:backface-culling="enabled" dr3d:close-front="true" dr3d:close-back="true" dr3d:normals-kind="sphere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7.43cm" dr3d:backface-culling="enabled" dr3d:close-front="true" dr3d:close-back="true" dr3d:normals-kind="sphere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4" style:family="graphic" style:parent-style-name="standard">
      <style:graphic-properties draw:fill="solid" draw:fill-color="#ff3333" draw:opacity="20%" draw:textarea-horizontal-align="center" draw:textarea-vertical-align="middle" draw:shadow-opacity="2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3d:scene draw:style-name="gr1" svg:width="35.341cm" svg:height="34.493cm" svg:x="-8.956cm" svg:y="-4.8cm" dr3d:transform="matrix (1 0 0 0 0.939692620785931 0.342020143325607 0 -0.342020143325607 0.939692620785931 -11.222cm 16.9982402265488cm 2.23343305262095cm)" dr3d:vrp="(0 0 97360.2147889248)" dr3d:vpn="(0 0 89918.2147889248)" dr3d:vup="(0 55383364 0)" dr3d:projection="perspective" dr3d:distance="7.442cm" dr3d:focal-length="10.008cm" dr3d:shadow-slant="0" dr3d:shade-mode="phong" dr3d:ambient-color="#4c4c4c" dr3d:lighting-mode="false">
          <dr3d:light dr3d:diffuse-color="#fff9fb" dr3d:direction="(0.595759840074942 -0.703836341085107 0.386890963866836)" dr3d:enabled="true" dr3d:specular="true"/>
          <dr3d:light dr3d:diffuse-color="#000000" dr3d:direction="(-0.781183408014181 0.207911690817721 0.58866392098095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-4259 -32275 30962 31076" svg:d="m21564-8424-1509 1768-1514 1573-1479 1347-1400 1092-658 440-622 366-581 287-536 205-485 118-221 26-207 3-191-21-175-44-159-69-141-94-15515-12470-122-118-101-140-82-161-61-183-42-202-22-222 11-499 84-567 155-630 224-687 289-737 764-1602 998-1734 1210-1817 1402-1854 1509-1768 1515-1573 1478-1347 1401-1092 657-441 623-366 581-287 536-204 485-119 222-25 207-3 191 21 175 44 159 69 141 94 15515 12470 122 118 101 140 82 161 61 183 42 202 22 222-11 499-85 567-155 630-223 687-290 737-765 1602-998 1734-1210 1817z"/>
          <dr3d:extrude draw:style-name="gr3" draw:layer="layout" svg:viewBox="11256 -19805 15447 18606" svg:d="m21564-8424-1509 1768-1514 1573-1479 1347-1400 1092-658 440-622 366-581 287-536 205-485 118-221 26-207 3-191-21-175-44-159-69-141-94-122-118-101-140-82-161-61-183-42-202-22-222 11-499 84-567 155-630 224-687 289-737 764-1602 998-1734 1210-1817 1402-1854 1509-1768 1515-1573 1478-1347 1401-1092 657-441 623-366 581-287 536-204 485-119 222-25 207-3 191 21 175 44 159 69 141 94 122 118 101 140 82 161 61 183 42 202 22 222-11 499-85 567-155 630-223 687-290 737-765 1602-998 1734-1210 1817z"/>
        </dr3d:scene>
        <draw:polygon draw:style-name="gr4" draw:text-style-name="P1" draw:layer="layout" svg:width="13.202cm" svg:height="8.845cm" draw:transform="skewX (-0.0109955742875622) rotate (-0.0556760031397954) translate (7.799cm 17.634cm)" svg:viewBox="0 0 13203 8846" draw:points="8154,59 13202,1246 4285,8845 0,8105 8105,0">
          <text:p/>
        </draw:polygon>
        <draw:line draw:style-name="gr5" draw:text-style-name="P1" draw:layer="layout" svg:x1="14.978cm" svg:y1="20.11cm" svg:x2="14.768cm" svg:y2="22.589cm">
          <text:p/>
        </draw:line>
        <draw:line draw:style-name="gr5" draw:text-style-name="P1" draw:layer="layout" svg:x1="11.556cm" svg:y1="22.449cm" svg:x2="14.733cm" svg:y2="22.659cm">
          <text:p/>
        </draw:line>
        <draw:line draw:style-name="gr5" draw:text-style-name="P1" draw:layer="layout" svg:x1="14.898cm" svg:y1="20.062cm" svg:x2="11.591cm" svg:y2="22.414cm">
          <text:p/>
        </draw:line>
        <draw:line draw:style-name="gr5" draw:text-style-name="P1" draw:layer="layout" svg:x1="14.908cm" svg:y1="22.554cm" svg:x2="17.516cm" svg:y2="20.699cm">
          <text:p/>
        </draw:line>
        <draw:line draw:style-name="gr5" draw:text-style-name="P1" draw:layer="layout" svg:x1="15.11cm" svg:y1="20.133cm" svg:x2="17.561cm" svg:y2="20.634cm">
          <text:p/>
        </draw:line>
        <draw:line draw:style-name="gr5" draw:text-style-name="P1" draw:layer="layout" svg:x1="14.756cm" svg:y1="22.68cm" svg:x2="11.217cm" svg:y2="24.831cm">
          <text:p/>
        </draw:line>
        <draw:line draw:style-name="gr5" draw:text-style-name="P1" draw:layer="layout" svg:x1="11.242cm" svg:y1="23.008cm" svg:x2="14.768cm" svg:y2="22.659cm">
          <text:p/>
        </draw:line>
        <draw:line draw:style-name="gr5" draw:text-style-name="P1" draw:layer="layout" svg:x1="11.556cm" svg:y1="22.449cm" svg:x2="11.184cm" svg:y2="23.106cm">
          <text:p/>
        </draw:line>
        <draw:line draw:style-name="gr5" draw:text-style-name="P1" draw:layer="layout" svg:x1="11.147cm" svg:y1="24.831cm" svg:x2="11.217cm" svg:y2="22.963cm">
          <text:p/>
        </draw:line>
        <draw:line draw:style-name="gr5" draw:text-style-name="P1" draw:layer="layout" svg:x1="14.768cm" svg:y1="22.694cm" svg:x2="13.965cm" svg:y2="23.846cm">
          <text:p/>
        </draw:line>
        <draw:line draw:style-name="gr5" draw:text-style-name="P1" draw:layer="layout" svg:x1="11.172cm" svg:y1="24.831cm" svg:x2="13.861cm" svg:y2="23.846cm">
          <text:p/>
        </draw:line>
        <draw:line draw:style-name="gr5" draw:text-style-name="P1" draw:layer="layout" svg:x1="14.733cm" svg:y1="22.694cm" svg:x2="15.397cm" svg:y2="22.868cm">
          <text:p/>
        </draw:line>
        <draw:line draw:style-name="gr5" draw:text-style-name="P1" draw:layer="layout" svg:x1="17.526cm" svg:y1="20.669cm" svg:x2="15.501cm" svg:y2="22.833cm">
          <text:p/>
        </draw:line>
        <draw:line draw:style-name="gr5" draw:text-style-name="P1" draw:layer="layout" svg:x1="13.895cm" svg:y1="23.881cm" svg:x2="15.432cm" svg:y2="22.903cm">
          <text:p/>
        </draw:line>
        <draw:ellipse draw:style-name="gr6" draw:text-style-name="P1" draw:layer="layout" svg:width="0.247cm" svg:height="0.622cm" draw:transform="skewX (0.175056523974998) rotate (-0.57229346173002) translate (14.92cm 22.393cm)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opacity="15%" fo:padding-top="0.125cm" fo:padding-bottom="0.125cm" fo:padding-left="0.25cm" fo:padding-right="0.25cm" draw:shadow="hidden" draw:shadow-offset-x="0.3cm" draw:shadow-offset-y="0.3cm" draw:shadow-color="#808080" draw:shadow-opacity="15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3-22T11:30:57</meta:creation-date>
    <dc:date>2007-03-22T12:44:49</dc:date>
    <dc:language>en-US</dc:language>
    <meta:editing-cycles>5</meta:editing-cycles>
    <meta:editing-duration>PT21M42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